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3C6803788AF.png" manifest:media-type="image/png"/>
  <manifest:file-entry manifest:full-path="Pictures/100002010000073F00000396947BE4CF.png" manifest:media-type="image/png"/>
  <manifest:file-entry manifest:full-path="Pictures/1000020100000740000003AEEE9F33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5146in" draw:z-index="0"><draw:image xlink:href="Pictures/1000020100000740000003AEEE9F33F1.png" xlink:type="simple" xlink:show="embed" xlink:actuate="onLoad"/></draw:frame></text:p>
      <text:p text:style-name="Standard"><draw:frame draw:style-name="fr1" draw:name="Image2" text:anchor-type="paragraph" svg:width="6.9252in" svg:height="3.4264in" draw:z-index="1"><draw:image xlink:href="Pictures/100002010000073F00000396947BE4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3.4839in" draw:z-index="2"><draw:image xlink:href="Pictures/1000000000000780000003C6803788A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2:20:55.282229523</meta:creation-date>
    <dc:date>2015-02-09T22:24:45.823141459</dc:date>
    <meta:editing-duration>P0D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4.2.7.2$Linux_X86_64 LibreOffice_project/420m0$Build-2</meta:generator>
  </office:meta>
</office:document-meta>
</file>